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size="32pt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nfred Moitzi</meta:initial-creator>
    <meta:creation-date>2010-12-27T16:31:07.16</meta:creation-date>
    <meta:editing-duration>P0D</meta:editing-duration>
    <meta:editing-cycles>1</meta:editing-cycles>
    <meta:document-statistic meta:object-count="25"/>
    <meta:generator>LibreOffice/3.3$Win32 LibreOffice_project/330m17$Build-3</meta:generator>
  </office:meta>
</office:document-meta>
</file>